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b5a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Report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3T20:26:28.544127000</meta:creation-date>
    <dc:date>2013-11-23T20:26:57.489235000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4.1.3.2$MacOSX_x86 LibreOffice_project/70feb7d99726f064edab4605a8ab840c50ec57a</meta:generator>
  </office:meta>
</office:document-meta>
</file>